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Quotations">
      <style:paragraph-properties fo:margin-left="1.27cm" fo:margin-right="0cm" fo:text-indent="0cm" style:auto-text-indent="false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titre-01"/>Titre 01<text:bookmark-end text:name="titre-01"/></text:h>
      <text:p text:style-name="First_20_paragraph">Ceci est mon texte</text:p>
      <text:h text:style-name="Heading_20_1" text:outline-level="1"><text:bookmark-start text:name="la-suite"/>La suite<text:bookmark-end text:name="la-suite"/></text:h>
      <text:p text:style-name="First_20_paragraph">Avec une liste :</text:p>
      <text:list text:style-name="L1">
        <text:list-item>
          <text:p text:style-name="P2">Items</text:p>
        </text:list-item>
        <text:list-item>
          <text:p text:style-name="P2">Items</text:p>
        </text:list-item>
        <text:list-item>
          <text:p text:style-name="P2">Items</text:p>
        </text:list-item>
      </text:list>
      <text:h text:style-name="Heading_20_2" text:outline-level="2"><text:bookmark-start text:name="titre-niveau-2"/>Titre niveau 2<text:bookmark-end text:name="titre-niveau-2"/></text:h>
      <text:p text:style-name="First_20_paragraph">Un texte basique</text:p>
      <text:p text:style-name="Text_20_body">Un autre texte basique</text:p>
      <text:p text:style-name="P1">Et ici une citation</text:p>
      <text:h text:style-name="Heading_20_3" text:outline-level="3"><text:bookmark-start text:name="titre-niveau-3"/>Titre niveau 3<text:bookmark-end text:name="titre-niveau-3"/></text:h>
      <text:p text:style-name="First_20_paragraph">On a encore des choses à dire.</text:p>
      <text:list text:style-name="L2">
        <text:list-item>
          <text:p text:style-name="P3">Une liste</text:p>
        </text:list-item>
        <text:list-item>
          <text:p text:style-name="P3">numérotée</text:p>
        </text:list-item>
      </text:list>
      <text:h text:style-name="Heading_20_4" text:outline-level="4"><text:bookmark-start text:name="titre-niveau-4"/>Titre niveau 4<text:bookmark-end text:name="titre-niveau-4"/></text:h>
      <text:p text:style-name="First_20_paragraph">Jusqu’où va-t-on descendre !</text:p>
      <text:h text:style-name="Heading_20_5" text:outline-level="5"><text:bookmark-start text:name="titre-niveau-5"/>Titre niveau 5<text:bookmark-end text:name="titre-niveau-5"/></text:h>
      <text:p text:style-name="First_20_paragraph">On s’arrête là peut-être 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.101cm" style:contextual-spacing="false" style:page-number="auto" fo:break-before="page">
        <style:tab-stops/>
      </style:paragraph-properties>
      <style:text-properties fo:font-variant="small-caps" fo:color="#8d281e" loext:opacity="100%" fo:font-size="12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variant="small-caps" fo:color="#be480a" loext:opacity="100%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ea7500" loext:opacity="10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ff860d" loext:opacity="100%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/>
      <style:text-properties fo:color="#ff972f" loext:opacity="100%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loext:graphic-properties draw:fill="solid" draw:fill-color="#cccccc"/>
      <style:paragraph-properties fo:margin-left="0.6cm" fo:margin-right="0.6cm" fo:margin-top="0.254cm" fo:margin-bottom="0.254cm" style:contextual-spacing="false" fo:text-indent="0cm" style:auto-text-indent="false" style:page-number="auto" fo:background-color="#cccccc" fo:padding-left="0.3cm" fo:padding-right="0cm" fo:padding-top="0cm" fo:padding-bottom="0cm" fo:border="none"/>
      <style:text-properties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List_20_Contents" style:display-name="List Contents" style:family="paragraph" style:parent-style-name="Standard" style:class="html">
      <style:paragraph-properties fo:margin-left="1cm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3cm" fo:margin-bottom="1.3cm" fo:margin-left="1.3cm" fo:margin-right="1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dddddd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dddddd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title/>
    <dc:description/>
    <dc:subject/>
    <meta:keyword/>
    <meta:initial-creator/>
    <meta:creation-date>2024-08-10T15:02:29Z</meta:creation-date>
    <dc:date>2024-08-10T17:09:50.245000000</dc:date>
    <meta:editing-duration>PT7M15S</meta:editing-duration>
    <meta:editing-cycles>1</meta:editing-cycles>
    <meta:document-statistic meta:table-count="0" meta:image-count="0" meta:object-count="0" meta:page-count="2" meta:paragraph-count="19" meta:word-count="62" meta:character-count="287" meta:non-whitespace-character-count="249"/>
  </office:meta>
</office:document-meta>
</file>